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2.3992in"/>
    </style:style>
    <style:style style:name="co5" style:family="table-column">
      <style:table-column-properties fo:break-before="auto" style:column-width="1.3665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1.3264in" fo:break-before="auto" style:use-optimal-row-height="false"/>
    </style:style>
    <style:style style:name="ro8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order-bottom="0.06pt solid #000000" fo:background-color="#e6e6ff" fo:border-left="0.06pt solid #000000" fo:border-right="none" fo:border-top="0.06pt solid #000000"/>
    </style:style>
    <style:style style:name="ce3" style:family="table-cell" style:parent-style-name="Default" style:data-style-name="N122">
      <style:table-cell-properties fo:background-color="#e6e6ff" fo:border="0.06pt solid #000000"/>
    </style:style>
    <style:style style:name="ce4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22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22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122">
      <style:table-cell-properties fo:border-bottom="none" fo:background-color="#e6e6ff" fo:border-left="0.06pt solid #000000" fo:border-right="0.06pt solid #000000" fo:border-top="0.06pt solid #000000"/>
    </style:style>
    <style:style style:name="ce11" style:family="table-cell" style:parent-style-name="Default" style:data-style-name="N122">
      <style:table-cell-properties fo:border-bottom="none" fo:background-color="#e6e6ff" fo:border-left="0.06pt solid #000000" fo:border-right="0.06pt solid #000000" fo:border-top="none"/>
    </style:style>
    <style:style style:name="ce12" style:family="table-cell" style:parent-style-name="Default" style:data-style-name="N122">
      <style:table-cell-properties fo:border-bottom="0.06pt solid #000000" fo:background-color="#e6e6ff" fo:border-left="0.06pt solid #000000" fo:border-right="0.06pt solid #000000" fo:border-top="none"/>
    </style:style>
    <style:style style:name="ce13" style:family="table-cell" style:parent-style-name="Default" style:data-style-name="N125">
      <style:table-cell-properties fo:background-color="#e6e6ff" fo:border="0.06pt solid #000000"/>
    </style:style>
    <style:style style:name="ce1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 style:data-style-name="N125"/>
    <style:style style:name="ce17" style:family="table-cell" style:parent-style-name="Default" style:data-style-name="N125">
      <style:table-cell-properties fo:border-bottom="0.06pt solid #000000" fo:background-color="#e6e6ff" fo:border-left="0.06pt solid #000000" fo:border-right="none" fo:border-top="0.06pt solid #000000"/>
    </style:style>
    <style:style style:name="ce1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5">
      <style:table-cell-properties fo:border-bottom="0.06pt solid #000000" fo:background-color="#e6e6ff" fo:border-left="none" fo:border-right="none" fo:border-top="0.06pt solid #000000"/>
    </style:style>
    <style:style style:name="ce21" style:family="table-cell" style:parent-style-name="Default" style:data-style-name="N125">
      <style:table-cell-properties fo:background-color="#e6e6ff" fo:border="0.06pt solid #000000"/>
      <style:text-properties style:font-name="Arial1"/>
    </style:style>
    <style:style style:name="ce22" style:family="table-cell" style:parent-style-name="Default" style:data-style-name="N122">
      <style:table-cell-properties fo:background-color="#e6e6ff" fo:border="0.06pt solid #000000"/>
      <style:text-properties style:font-name="Arial1"/>
    </style:style>
    <style:style style:name="ce23" style:family="table-cell" style:parent-style-name="Default" style:data-style-name="N122">
      <style:table-cell-properties fo:border-bottom="0.06pt solid #000000" fo:background-color="#e6e6ff" fo:border-left="none" fo:border-right="none" fo:border-top="0.06pt solid #000000"/>
    </style:style>
    <style:style style:name="ce2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22">
      <style:table-cell-properties fo:border-bottom="0.06pt solid #000000" fo:background-color="#e6e6ff" fo:border-left="none" fo:border-right="0.06pt solid #000000" fo:border-top="0.06pt solid #000000"/>
    </style:style>
    <style:style style:name="ce27" style:family="table-cell" style:parent-style-name="Default" style:data-style-name="N125">
      <style:table-cell-properties fo:border-bottom="0.06pt solid #000000" fo:background-color="#e6e6ff" fo:border-left="none" fo:border-right="0.06pt solid #000000" fo:border-top="0.06pt solid #000000"/>
    </style:style>
    <style:style style:name="ce28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22">
      <style:text-properties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31" style:family="table-cell" style:parent-style-name="Default" style:data-style-name="N125">
      <style:table-cell-properties fo:background-color="#ffff99" fo:border="0.06pt solid #000000"/>
    </style:style>
    <style:style style:name="ce32" style:family="table-cell" style:parent-style-name="Default" style:data-style-name="N125">
      <style:table-cell-properties fo:border-bottom="none" fo:background-color="#ffff99" fo:border-left="0.06pt solid #000000" fo:border-right="0.06pt solid #000000" fo:border-top="0.06pt solid #000000"/>
    </style:style>
    <style:style style:name="ce33" style:family="table-cell" style:parent-style-name="Default" style:data-style-name="N125">
      <style:table-cell-properties fo:border-bottom="0.06pt solid #000000" fo:background-color="#ffff99" fo:border-left="0.06pt solid #000000" fo:border-right="0.06pt solid #000000" fo:border-top="none"/>
    </style:style>
    <style:style style:name="ce34" style:family="table-cell" style:parent-style-name="Default" style:data-style-name="N125">
      <style:table-cell-properties fo:background-color="#ffff99" fo:border="0.06pt solid #000000"/>
      <style:text-properties style:font-name="Arial1"/>
    </style:style>
    <style:style style:name="ce35" style:family="table-cell" style:parent-style-name="Default" style:data-style-name="N125">
      <style:table-cell-properties fo:border-bottom="0.06pt solid #000000" fo:background-color="#ffff99" fo:border-left="0.06pt solid #000000" fo:border-right="0.06pt solid #000000" fo:border-top="none"/>
      <style:text-properties style:font-name="Arial1"/>
    </style:style>
    <style:style style:name="ce36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Arial" style:font-name-asian="DejaVu Sans" style:font-name-complex="DejaVu Sans"/>
    </style:style>
    <style:style style:name="ce37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Arial" style:font-name-asian="DejaVu Sans" style:font-name-complex="DejaVu Sans"/>
    </style:style>
    <style:style style:name="ce38" style:family="table-cell" style:parent-style-name="Default" style:data-style-name="N125">
      <style:text-properties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 style:protect="size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0" office:value-type="string">
            <text:p>x für G1 in cm</text:p>
          </table:table-cell>
          <table:table-cell table:style-name="ce4" office:value-type="float" office:value="51.6">
            <text:p>51.600</text:p>
          </table:table-cell>
          <table:table-cell table:number-columns-repeated="1021"/>
        </table:table-row>
        <table:table-row table:style-name="ro3">
          <table:table-cell/>
          <table:table-cell table:style-name="ce11" office:value-type="string">
            <text:p>x für G2 in cm</text:p>
          </table:table-cell>
          <table:table-cell table:style-name="ce5" office:value-type="float" office:value="82">
            <text:p>82.000</text:p>
          </table:table-cell>
          <table:table-cell table:number-columns-repeated="1021"/>
        </table:table-row>
        <table:table-row table:style-name="ro3">
          <table:table-cell/>
          <table:table-cell table:style-name="ce11" office:value-type="string">
            <text:p>Sx in cm</text:p>
          </table:table-cell>
          <table:table-cell table:style-name="ce5" office:value-type="float" office:value="0.5">
            <text:p>0.50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Sd in cm</text:p>
          </table:table-cell>
          <table:table-cell table:style-name="ce6" office:value-type="float" office:value="0.05">
            <text:p>0.050</text:p>
          </table:table-cell>
          <table:table-cell table:number-columns-repeated="1021"/>
        </table:table-row>
        <table:table-row table:style-name="ro5">
          <table:table-cell table:number-columns-repeated="4"/>
          <table:table-cell table:style-name="ce30"/>
          <table:table-cell table:number-columns-repeated="1019"/>
        </table:table-row>
        <table:table-row table:style-name="ro5">
          <table:table-cell/>
          <table:table-cell table:style-name="ce3" office:value-type="string">
            <text:p>Farbe</text:p>
          </table:table-cell>
          <table:table-cell table:style-name="ce22" office:value-type="string">
            <text:p><text:span text:style-name="T1">λ</text:span> / nm</text:p>
          </table:table-cell>
          <table:table-cell/>
          <table:table-cell table:style-name="ce30"/>
          <table:table-cell table:number-columns-repeated="1019"/>
        </table:table-row>
        <table:table-row table:style-name="ro5">
          <table:table-cell/>
          <table:table-cell table:style-name="ce5" office:value-type="string">
            <text:p>gelb</text:p>
          </table:table-cell>
          <table:table-cell table:style-name="ce5" office:value-type="float" office:value="579.1">
            <text:p>579.100</text:p>
          </table:table-cell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/>
          <table:table-cell table:style-name="ce5" office:value-type="string">
            <text:p>orange</text:p>
          </table:table-cell>
          <table:table-cell table:style-name="ce5" office:value-type="float" office:value="577">
            <text:p>577.00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grün</text:p>
          </table:table-cell>
          <table:table-cell table:style-name="ce5" office:value-type="float" office:value="546.1">
            <text:p>546.10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>
            <text:p>blau</text:p>
          </table:table-cell>
          <table:table-cell table:style-name="ce6" office:value-type="float" office:value="435.8">
            <text:p>435.80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 office:value-type="string">
            <text:p>Aufgabe 2</text:p>
            <draw:frame table:end-cell-address="Tabelle1.B16" table:end-x="0.9689in" table:end-y="0.1764in" draw:z-index="1" draw:style-name="gr1" svg:width="0.0791in" svg:height="0.1835in" svg:x="0.8898in" svg:y="0.2311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3" office:value-type="string">
            <text:p>Gitter G1</text:p>
          </table:table-cell>
          <table:table-cell table:style-name="ce26"/>
          <table:table-cell table:number-columns-repeated="1020"/>
        </table:table-row>
        <table:table-row table:style-name="ro7">
          <table:table-cell/>
          <table:table-cell table:style-name="ce13" office:value-type="string">
            <text:p>Farbe</text:p>
          </table:table-cell>
          <table:table-cell table:style-name="ce13" office:value-type="string">
            <text:p>d1/cm</text:p>
          </table:table-cell>
          <table:table-cell table:style-name="ce27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1" office:value-type="string">
            <text:p>S2d / cm</text:p>
          </table:table-cell>
          <table:table-cell table:style-name="ce34" office:value-type="string">
            <text:p><text:span text:style-name="T1">α</text:span> = Atan(2d/x)</text:p>
            <draw:frame table:end-cell-address="Tabelle1.H16" table:end-x="2.1827in" table:end-y="1.1894in" draw:z-index="3" draw:style-name="gr1" svg:width="2.2177in" svg:height="0.7339in" svg:x="0.9874in" svg:y="0.4555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31"/>
          <table:table-cell table:style-name="ce31" office:value-type="string">
            <text:p>sin(<text:span text:style-name="T1">α)</text:span></text:p>
          </table:table-cell>
          <table:table-cell table:style-name="ce31">
            <draw:frame table:end-cell-address="Tabelle1.J16" table:end-x="1.3114in" table:end-y="1.2382in" draw:z-index="4" draw:style-name="gr1" svg:width="1.2567in" svg:height="0.2122in" svg:x="0.0547in" svg:y="1.026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gelb</text:p>
          </table:table-cell>
          <table:table-cell table:style-name="ce14" office:value-type="float" office:value="28.5">
            <text:p>28.500</text:p>
          </table:table-cell>
          <table:table-cell table:style-name="ce28" office:value-type="float" office:value="28.5">
            <text:p>28.500</text:p>
          </table:table-cell>
          <table:table-cell table:style-name="ce14" table:formula="of:=([.C17]+[.D17])/2" office:value-type="float" office:value="28.5">
            <text:p>28.50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17]/[.$C$4])" office:value-type="float" office:value="0.504626932558979">
            <text:p>0.505</text:p>
          </table:table-cell>
          <table:table-cell table:style-name="ce14" table:formula="of:=SQRT([.F17]^2/([.$C$4]^2)+[.$C$6]^2*[.F17]^2/[.$C$4]^4)" office:value-type="float" office:value="0.00274085262465389">
            <text:p>0.003</text:p>
          </table:table-cell>
          <table:table-cell table:style-name="ce14" table:formula="of:=SIN([.G17])" office:value-type="float" office:value="0.483480907561919">
            <text:p>0.483</text:p>
          </table:table-cell>
          <table:table-cell table:style-name="ce14" table:formula="of:=[.H17]*COS([.G17])" office:value-type="float" office:value="0.00239921879249805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orange</text:p>
          </table:table-cell>
          <table:table-cell table:style-name="ce14" office:value-type="float" office:value="28.4">
            <text:p>28.400</text:p>
          </table:table-cell>
          <table:table-cell table:style-name="ce28" office:value-type="float" office:value="28.35">
            <text:p>28.350</text:p>
          </table:table-cell>
          <table:table-cell table:style-name="ce14" table:formula="of:=([.C18]+[.D18])/2" office:value-type="float" office:value="28.375">
            <text:p>28.37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18]/[.$C$4])" office:value-type="float" office:value="0.502768813085536">
            <text:p>0.503</text:p>
          </table:table-cell>
          <table:table-cell table:style-name="ce14" table:formula="of:=SQRT([.F18]^2/([.$C$4]^2)+[.$C$6]^2*[.F18]^2/[.$C$4]^4)" office:value-type="float" office:value="0.00274085262465389">
            <text:p>0.003</text:p>
          </table:table-cell>
          <table:table-cell table:style-name="ce14" table:formula="of:=SIN([.G18])" office:value-type="float" office:value="0.48185355986548">
            <text:p>0.482</text:p>
          </table:table-cell>
          <table:table-cell table:style-name="ce14" table:formula="of:=[.H18]*COS([.G18])" office:value-type="float" office:value="0.00240167693616267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grün</text:p>
          </table:table-cell>
          <table:table-cell table:style-name="ce14" office:value-type="float" office:value="26.55">
            <text:p>26.550</text:p>
          </table:table-cell>
          <table:table-cell table:style-name="ce28" office:value-type="float" office:value="26.5">
            <text:p>26.500</text:p>
          </table:table-cell>
          <table:table-cell table:style-name="ce14" table:formula="of:=([.C19]+[.D19])/2" office:value-type="float" office:value="26.525">
            <text:p>26.52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19]/[.$C$4])" office:value-type="float" office:value="0.474824634390262">
            <text:p>0.475</text:p>
          </table:table-cell>
          <table:table-cell table:style-name="ce14" table:formula="of:=SQRT([.F19]^2/([.$C$4]^2)+[.$C$6]^2*[.F19]^2/[.$C$4]^4)" office:value-type="float" office:value="0.00274085262465389">
            <text:p>0.003</text:p>
          </table:table-cell>
          <table:table-cell table:style-name="ce14" table:formula="of:=SIN([.G19])" office:value-type="float" office:value="0.457182488787105">
            <text:p>0.457</text:p>
          </table:table-cell>
          <table:table-cell table:style-name="ce14" table:formula="of:=[.H19]*COS([.G19])" office:value-type="float" office:value="0.00243764007298162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5" office:value-type="string">
            <text:p>blau</text:p>
          </table:table-cell>
          <table:table-cell table:style-name="ce15" office:value-type="float" office:value="20.75">
            <text:p>20.750</text:p>
          </table:table-cell>
          <table:table-cell table:style-name="ce29" office:value-type="float" office:value="20.95">
            <text:p>20.950</text:p>
          </table:table-cell>
          <table:table-cell table:style-name="ce14" table:formula="of:=([.C20]+[.D20])/2" office:value-type="float" office:value="20.85">
            <text:p>20.85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5" table:formula="of:=ATAN([.E20]/[.$C$4])" office:value-type="float" office:value="0.384009866281346">
            <text:p>0.384</text:p>
          </table:table-cell>
          <table:table-cell table:style-name="ce15" table:formula="of:=SQRT([.F20]^2/([.$C$4]^2)+[.$C$6]^2*[.F20]^2/[.$C$4]^4)" office:value-type="float" office:value="0.00274085262465389">
            <text:p>0.003</text:p>
          </table:table-cell>
          <table:table-cell table:style-name="ce15" table:formula="of:=SIN([.G20])" office:value-type="float" office:value="0.374641298426395">
            <text:p>0.375</text:p>
          </table:table-cell>
          <table:table-cell table:style-name="ce15" table:formula="of:=[.H20]*COS([.G20])" office:value-type="float" office:value="0.0025412358677477">
            <text:p>0.003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6" table:number-columns-repeated="8"/>
          <table:table-cell table:style-name="ce16">
            <draw:frame table:end-cell-address="Tabelle1.J23" table:end-x="1.2768in" table:end-y="0.0398in" draw:z-index="5" draw:style-name="gr1" svg:width="1.2567in" svg:height="0.2122in" svg:x="0.0201in" svg:y="0.1638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7" office:value-type="string">
            <text:p>Aufgabe 2</text:p>
          </table:table-cell>
          <table:table-cell table:style-name="ce20" office:value-type="string">
            <text:p>Gitter G2</text:p>
          </table:table-cell>
          <table:table-cell table:style-name="ce27"/>
          <table:table-cell table:style-name="ce32" table:number-columns-repeated="6"/>
          <table:table-cell table:style-name="ce16"/>
          <table:table-cell table:number-columns-repeated="1013"/>
        </table:table-row>
        <table:table-row table:style-name="ro8">
          <table:table-cell/>
          <table:table-cell table:style-name="ce13" office:value-type="string">
            <text:p>Farbe</text:p>
          </table:table-cell>
          <table:table-cell table:style-name="ce13" office:value-type="string">
            <text:p>d1/cm</text:p>
          </table:table-cell>
          <table:table-cell table:style-name="ce13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3"/>
          <table:table-cell table:style-name="ce35" office:value-type="string">
            <text:p>α</text:p>
          </table:table-cell>
          <table:table-cell table:style-name="ce33" office:value-type="string">
            <text:p>Sα</text:p>
          </table:table-cell>
          <table:table-cell table:style-name="ce31" office:value-type="string">
            <text:p>sin(<text:span text:style-name="T1">α)</text:span></text:p>
          </table:table-cell>
          <table:table-cell table:style-name="ce33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8" office:value-type="string">
            <text:p>gelb</text:p>
            <draw:frame table:end-cell-address="Tabelle1.B25" table:end-x="0.9689in" table:end-y="0.0524in" draw:z-index="0" draw:style-name="gr1" svg:width="0.0791in" svg:height="0.1799in" svg:x="0.8898in" svg:y="0.0406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8" office:value-type="float" office:value="6.65">
            <text:p>6.650</text:p>
          </table:table-cell>
          <table:table-cell table:style-name="ce18" office:value-type="float" office:value="6.55">
            <text:p>6.550</text:p>
          </table:table-cell>
          <table:table-cell table:style-name="ce14" table:formula="of:=([.C24]+[.D24])/2" office:value-type="float" office:value="6.6">
            <text:p>6.60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36" table:formula="of:=ATAN([.E24]/[.$C$5])" office:value-type="float" office:value="0.0803146696603247">
            <text:p>0.080</text:p>
          </table:table-cell>
          <table:table-cell table:style-name="ce14" table:formula="of:=SQRT([.F24]^2/([.$C$5]^2)+[.$C$6]^2*[.F24]^2/[.$C$5]^4)" office:value-type="float" office:value="0.00172468274699454">
            <text:p>0.002</text:p>
          </table:table-cell>
          <table:table-cell table:style-name="ce14" table:formula="of:=SIN([.G24])" office:value-type="float" office:value="0.0802283532618733">
            <text:p>0.080</text:p>
          </table:table-cell>
          <table:table-cell table:style-name="ce14" table:formula="of:=[.H24]*COS([.G24])" office:value-type="float" office:value="0.00171912324979151">
            <text:p>0.002</text:p>
          </table:table-cell>
          <table:table-cell table:style-name="ce16"/>
          <table:table-cell table:number-columns-repeated="1013"/>
        </table:table-row>
        <table:table-row table:style-name="ro5">
          <table:table-cell/>
          <table:table-cell table:style-name="ce19" office:value-type="string">
            <text:p>orange</text:p>
          </table:table-cell>
          <table:table-cell table:style-name="ce14" office:value-type="float" office:value="6.65">
            <text:p>6.650</text:p>
          </table:table-cell>
          <table:table-cell table:style-name="ce14" office:value-type="float" office:value="6.55">
            <text:p>6.550</text:p>
          </table:table-cell>
          <table:table-cell table:style-name="ce14" table:formula="of:=([.C25]+[.D25])/2" office:value-type="float" office:value="6.6">
            <text:p>6.60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36" table:formula="of:=ATAN([.E25]/[.$C$5])" office:value-type="float" office:value="0.0803146696603247">
            <text:p>0.080</text:p>
          </table:table-cell>
          <table:table-cell table:style-name="ce14" table:formula="of:=SQRT([.F25]^2/([.$C$5]^2)+[.$C$6]^2*[.F25]^2/[.$C$5]^4)" office:value-type="float" office:value="0.00172468274699454">
            <text:p>0.002</text:p>
          </table:table-cell>
          <table:table-cell table:style-name="ce14" table:formula="of:=SIN([.G25])" office:value-type="float" office:value="0.0802283532618733">
            <text:p>0.080</text:p>
          </table:table-cell>
          <table:table-cell table:style-name="ce14" table:formula="of:=[.H25]*COS([.G25])" office:value-type="float" office:value="0.00171912324979151">
            <text:p>0.002</text:p>
          </table:table-cell>
          <table:table-cell table:style-name="ce38"/>
          <table:table-cell table:number-columns-repeated="1013"/>
        </table:table-row>
        <table:table-row table:style-name="ro3">
          <table:table-cell/>
          <table:table-cell table:style-name="ce14" office:value-type="string">
            <text:p>grün</text:p>
          </table:table-cell>
          <table:table-cell table:style-name="ce14" office:value-type="float" office:value="6.3">
            <text:p>6.300</text:p>
          </table:table-cell>
          <table:table-cell table:style-name="ce14" office:value-type="float" office:value="6.15">
            <text:p>6.150</text:p>
          </table:table-cell>
          <table:table-cell table:style-name="ce14" table:formula="of:=([.C26]+[.D26])/2" office:value-type="float" office:value="6.225">
            <text:p>6.22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36" table:formula="of:=ATAN([.E26]/[.$C$5])" office:value-type="float" office:value="0.0757693035295093">
            <text:p>0.076</text:p>
          </table:table-cell>
          <table:table-cell table:style-name="ce14" table:formula="of:=SQRT([.F26]^2/([.$C$5]^2)+[.$C$6]^2*[.F26]^2/[.$C$5]^4)" office:value-type="float" office:value="0.00172468274699454">
            <text:p>0.002</text:p>
          </table:table-cell>
          <table:table-cell table:style-name="ce14" table:formula="of:=SIN([.G26])" office:value-type="float" office:value="0.0756968259016887">
            <text:p>0.076</text:p>
          </table:table-cell>
          <table:table-cell table:style-name="ce14" table:formula="of:=[.H26]*COS([.G26])" office:value-type="float" office:value="0.00171973442410621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5" office:value-type="string">
            <text:p>blau</text:p>
          </table:table-cell>
          <table:table-cell table:style-name="ce15" office:value-type="float" office:value="5.05">
            <text:p>5.050</text:p>
          </table:table-cell>
          <table:table-cell table:style-name="ce15" office:value-type="float" office:value="4.9">
            <text:p>4.900</text:p>
          </table:table-cell>
          <table:table-cell table:style-name="ce14" table:formula="of:=([.C27]+[.D27])/2" office:value-type="float" office:value="4.975">
            <text:p>4.97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37" table:formula="of:=ATAN([.E27]/[.$C$5])" office:value-type="float" office:value="0.0605964539579048">
            <text:p>0.061</text:p>
          </table:table-cell>
          <table:table-cell table:style-name="ce15" table:formula="of:=SQRT([.F27]^2/([.$C$5]^2)+[.$C$6]^2*[.F27]^2/[.$C$5]^4)" office:value-type="float" office:value="0.00172468274699454">
            <text:p>0.002</text:p>
          </table:table-cell>
          <table:table-cell table:style-name="ce15" table:formula="of:=SIN([.G27])" office:value-type="float" office:value="0.0605593764406529">
            <text:p>0.061</text:p>
          </table:table-cell>
          <table:table-cell table:style-name="ce15" table:formula="of:=[.H27]*COS([.G27])" office:value-type="float" office:value="0.00172151725843362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6" table:number-columns-repeated="8"/>
          <table:table-cell table:style-name="ce16">
            <draw:frame table:end-cell-address="Tabelle1.J30" table:end-x="1.2768in" table:end-y="0.0358in" draw:z-index="6" draw:style-name="gr1" svg:width="1.2567in" svg:height="0.2122in" svg:x="0.0201in" svg:y="0.1677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8">
          <table:table-cell table:style-name="ce2" office:value-type="string">
            <text:p>Aufgabe 3</text:p>
          </table:table-cell>
          <table:table-cell table:style-name="ce20" office:value-type="string">
            <text:p>Gitter G2</text:p>
          </table:table-cell>
          <table:table-cell table:style-name="ce20"/>
          <table:table-cell table:style-name="ce27"/>
          <table:table-cell table:style-name="ce32" table:number-columns-repeated="4"/>
          <table:table-cell table:style-name="ce31" office:value-type="string">
            <text:p>sin(<text:span text:style-name="T1">α)</text:span></text:p>
          </table:table-cell>
          <table:table-cell table:style-name="ce32" table:number-columns-repeated="2"/>
          <table:table-cell table:number-columns-repeated="1013"/>
        </table:table-row>
        <table:table-row table:style-name="ro3">
          <table:table-cell table:style-name="ce3" office:value-type="string">
            <text:p>Farbe</text:p>
          </table:table-cell>
          <table:table-cell table:style-name="ce21" office:value-type="string">
            <text:p>k</text:p>
          </table:table-cell>
          <table:table-cell table:style-name="ce13" office:value-type="string">
            <text:p>d1/cm</text:p>
          </table:table-cell>
          <table:table-cell table:style-name="ce13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3"/>
          <table:table-cell table:style-name="ce35" office:value-type="string">
            <text:p>α</text:p>
          </table:table-cell>
          <table:table-cell table:style-name="ce33" office:value-type="string">
            <text:p>Sα</text:p>
          </table:table-cell>
          <table:table-cell table:style-name="ce33" table:number-columns-repeated="2"/>
          <table:table-cell table:style-name="ce35" office:value-type="string">
            <text:p>k*λ in nm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blau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5.05">
            <text:p>5.050</text:p>
          </table:table-cell>
          <table:table-cell table:style-name="ce18" office:value-type="float" office:value="4.9">
            <text:p>4.900</text:p>
          </table:table-cell>
          <table:table-cell table:style-name="ce18" table:formula="of:=([.C31]+[.D31])/2" office:value-type="float" office:value="4.975">
            <text:p>4.975</text:p>
          </table:table-cell>
          <table:table-cell table:style-name="ce18" table:formula="of:=[.$C$7]*SQRT(2)*2" office:value-type="float" office:value="0.14142135623731">
            <text:p>0.141</text:p>
          </table:table-cell>
          <table:table-cell table:style-name="ce18" table:formula="of:=ATAN([.E31]/[.$C$5])" office:value-type="float" office:value="0.0605964539579048">
            <text:p>0.061</text:p>
          </table:table-cell>
          <table:table-cell table:style-name="ce18" table:formula="of:=SQRT([.F31]^2/([.$C$5]^2)+[.$C$6]^2*[.F31]^2/[.$C$5]^4)" office:value-type="float" office:value="0.00172468274699454">
            <text:p>0.002</text:p>
          </table:table-cell>
          <table:table-cell table:style-name="ce18" table:formula="of:=SIN([.G31])" office:value-type="float" office:value="0.0605593764406529">
            <text:p>0.061</text:p>
          </table:table-cell>
          <table:table-cell table:style-name="ce18" table:formula="of:=[.H31]*COS([.G31])" office:value-type="float" office:value="0.00172151725843362">
            <text:p>0.002</text:p>
          </table:table-cell>
          <table:table-cell table:style-name="ce18" table:formula="of:=[.$C$13]*[.B31]" office:value-type="float" office:value="435.8">
            <text:p>435.800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4" office:value-type="float" office:value="2">
            <text:p>2.000</text:p>
          </table:table-cell>
          <table:table-cell table:style-name="ce14" office:value-type="float" office:value="10.05">
            <text:p>10.050</text:p>
          </table:table-cell>
          <table:table-cell table:style-name="ce14" office:value-type="float" office:value="9.95">
            <text:p>9.950</text:p>
          </table:table-cell>
          <table:table-cell table:style-name="ce18" table:formula="of:=([.C32]+[.D32])/2" office:value-type="float" office:value="10">
            <text:p>10.00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32]/[.$C$5])" office:value-type="float" office:value="0.121352000570764">
            <text:p>0.121</text:p>
          </table:table-cell>
          <table:table-cell table:style-name="ce14" table:formula="of:=SQRT([.F32]^2/([.$C$5]^2)+[.$C$6]^2*[.F32]^2/[.$C$5]^4)" office:value-type="float" office:value="0.00172468274699454">
            <text:p>0.002</text:p>
          </table:table-cell>
          <table:table-cell table:style-name="ce14" table:formula="of:=SIN([.G32])" office:value-type="float" office:value="0.12105437531104">
            <text:p>0.121</text:p>
          </table:table-cell>
          <table:table-cell table:style-name="ce14" table:formula="of:=[.H32]*COS([.G32])" office:value-type="float" office:value="0.00171199921888665">
            <text:p>0.002</text:p>
          </table:table-cell>
          <table:table-cell table:style-name="ce14" table:formula="of:=[.$C$13]*[.B32]" office:value-type="float" office:value="871.6">
            <text:p>871.600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4" office:value-type="float" office:value="3">
            <text:p>3.000</text:p>
          </table:table-cell>
          <table:table-cell table:style-name="ce14" office:value-type="float" office:value="15.2">
            <text:p>15.200</text:p>
          </table:table-cell>
          <table:table-cell table:style-name="ce14" office:value-type="float" office:value="15.05">
            <text:p>15.050</text:p>
          </table:table-cell>
          <table:table-cell table:style-name="ce18" table:formula="of:=([.C33]+[.D33])/2" office:value-type="float" office:value="15.125">
            <text:p>15.12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33]/[.$C$5])" office:value-type="float" office:value="0.182401094173699">
            <text:p>0.182</text:p>
          </table:table-cell>
          <table:table-cell table:style-name="ce14" table:formula="of:=SQRT([.F33]^2/([.$C$5]^2)+[.$C$6]^2*[.F33]^2/[.$C$5]^4)" office:value-type="float" office:value="0.00172468274699454">
            <text:p>0.002</text:p>
          </table:table-cell>
          <table:table-cell table:style-name="ce14" table:formula="of:=SIN([.G33])" office:value-type="float" office:value="0.181391356439366">
            <text:p>0.181</text:p>
          </table:table-cell>
          <table:table-cell table:style-name="ce14" table:formula="of:=[.H33]*COS([.G33])" office:value-type="float" office:value="0.00169607196814564">
            <text:p>0.002</text:p>
          </table:table-cell>
          <table:table-cell table:style-name="ce14" table:formula="of:=[.$C$13]*[.B33]" office:value-type="float" office:value="1307.4">
            <text:p>1307.4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5" office:value-type="float" office:value="4">
            <text:p>4.000</text:p>
          </table:table-cell>
          <table:table-cell table:style-name="ce15" office:value-type="float" office:value="26">
            <text:p>26.000</text:p>
          </table:table-cell>
          <table:table-cell table:style-name="ce15" office:value-type="float" office:value="25.9">
            <text:p>25.900</text:p>
          </table:table-cell>
          <table:table-cell table:style-name="ce18" table:formula="of:=([.C34]+[.D34])/2" office:value-type="float" office:value="25.95">
            <text:p>25.950</text:p>
          </table:table-cell>
          <table:table-cell table:style-name="ce15" table:formula="of:=[.$C$7]*SQRT(2)*2" office:value-type="float" office:value="0.14142135623731">
            <text:p>0.141</text:p>
          </table:table-cell>
          <table:table-cell table:style-name="ce15" table:formula="of:=ATAN([.E34]/[.$C$5])" office:value-type="float" office:value="0.306491580670538">
            <text:p>0.306</text:p>
          </table:table-cell>
          <table:table-cell table:style-name="ce15" table:formula="of:=SQRT([.F34]^2/([.$C$5]^2)+[.$C$6]^2*[.F34]^2/[.$C$5]^4)" office:value-type="float" office:value="0.00172468274699454">
            <text:p>0.002</text:p>
          </table:table-cell>
          <table:table-cell table:style-name="ce15" table:formula="of:=SIN([.G34])" office:value-type="float" office:value="0.301715580310805">
            <text:p>0.302</text:p>
          </table:table-cell>
          <table:table-cell table:style-name="ce15" table:formula="of:=[.H34]*COS([.G34])" office:value-type="float" office:value="0.0016443090474236">
            <text:p>0.002</text:p>
          </table:table-cell>
          <table:table-cell table:style-name="ce15" table:formula="of:=[.$C$13]*[.B34]" office:value-type="float" office:value="1743.2">
            <text:p>1743.200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grün</text:p>
          </table:table-cell>
          <table:table-cell table:style-name="ce18" office:value-type="float" office:value="1">
            <text:p>1.000</text:p>
          </table:table-cell>
          <table:table-cell table:style-name="ce24" office:value-type="float" office:value="6.3">
            <text:p>6.300</text:p>
          </table:table-cell>
          <table:table-cell table:style-name="ce18" office:value-type="float" office:value="6.15">
            <text:p>6.150</text:p>
          </table:table-cell>
          <table:table-cell table:style-name="ce18" table:formula="of:=([.C35]+[.D35])/2" office:value-type="float" office:value="6.225">
            <text:p>6.22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35]/[.$C$5])" office:value-type="float" office:value="0.0757693035295093">
            <text:p>0.076</text:p>
          </table:table-cell>
          <table:table-cell table:style-name="ce14" table:formula="of:=SQRT([.F35]^2/([.$C$5]^2)+[.$C$6]^2*[.F35]^2/[.$C$5]^4)" office:value-type="float" office:value="0.00172468274699454">
            <text:p>0.002</text:p>
          </table:table-cell>
          <table:table-cell table:style-name="ce14" table:formula="of:=SIN([.G35])" office:value-type="float" office:value="0.0756968259016887">
            <text:p>0.076</text:p>
          </table:table-cell>
          <table:table-cell table:style-name="ce14" table:formula="of:=[.H35]*COS([.G35])" office:value-type="float" office:value="0.00171973442410621">
            <text:p>0.002</text:p>
          </table:table-cell>
          <table:table-cell table:style-name="ce18" table:formula="of:=[.$C$12]*[.B35]" office:value-type="float" office:value="546.1">
            <text:p>546.10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4" office:value-type="float" office:value="2">
            <text:p>2.000</text:p>
          </table:table-cell>
          <table:table-cell table:style-name="ce16" office:value-type="float" office:value="12.65">
            <text:p>12.650</text:p>
          </table:table-cell>
          <table:table-cell table:style-name="ce14" office:value-type="float" office:value="12.5">
            <text:p>12.500</text:p>
          </table:table-cell>
          <table:table-cell table:style-name="ce18" table:formula="of:=([.C36]+[.D36])/2" office:value-type="float" office:value="12.575">
            <text:p>12.575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36]/[.$C$5])" office:value-type="float" office:value="0.152168184684971">
            <text:p>0.152</text:p>
          </table:table-cell>
          <table:table-cell table:style-name="ce14" table:formula="of:=SQRT([.F36]^2/([.$C$5]^2)+[.$C$6]^2*[.F36]^2/[.$C$5]^4)" office:value-type="float" office:value="0.00172468274699454">
            <text:p>0.002</text:p>
          </table:table-cell>
          <table:table-cell table:style-name="ce14" table:formula="of:=SIN([.G36])" office:value-type="float" office:value="0.151581617845969">
            <text:p>0.152</text:p>
          </table:table-cell>
          <table:table-cell table:style-name="ce14" table:formula="of:=[.H36]*COS([.G36])" office:value-type="float" office:value="0.0017047535973724">
            <text:p>0.002</text:p>
          </table:table-cell>
          <table:table-cell table:style-name="ce14" table:formula="of:=[.$C$12]*[.B36]" office:value-type="float" office:value="1092.2">
            <text:p>1092.20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5" office:value-type="float" office:value="3">
            <text:p>3.000</text:p>
          </table:table-cell>
          <table:table-cell table:style-name="ce25" office:value-type="float" office:value="19.15">
            <text:p>19.150</text:p>
          </table:table-cell>
          <table:table-cell table:style-name="ce15" office:value-type="float" office:value="19.05">
            <text:p>19.050</text:p>
          </table:table-cell>
          <table:table-cell table:style-name="ce18" table:formula="of:=([.C37]+[.D37])/2" office:value-type="float" office:value="19.1">
            <text:p>19.100</text:p>
          </table:table-cell>
          <table:table-cell table:style-name="ce15" table:formula="of:=[.$C$7]*SQRT(2)*2" office:value-type="float" office:value="0.14142135623731">
            <text:p>0.141</text:p>
          </table:table-cell>
          <table:table-cell table:style-name="ce15" table:formula="of:=ATAN([.E37]/[.$C$5])" office:value-type="float" office:value="0.228846383695143">
            <text:p>0.229</text:p>
          </table:table-cell>
          <table:table-cell table:style-name="ce15" table:formula="of:=SQRT([.F37]^2/([.$C$5]^2)+[.$C$6]^2*[.F37]^2/[.$C$5]^4)" office:value-type="float" office:value="0.00172468274699454">
            <text:p>0.002</text:p>
          </table:table-cell>
          <table:table-cell table:style-name="ce15" table:formula="of:=SIN([.G37])" office:value-type="float" office:value="0.226854134655846">
            <text:p>0.227</text:p>
          </table:table-cell>
          <table:table-cell table:style-name="ce15" table:formula="of:=[.H37]*COS([.G37])" office:value-type="float" office:value="0.00167971810441234">
            <text:p>0.002</text:p>
          </table:table-cell>
          <table:table-cell table:style-name="ce15" table:formula="of:=[.$C$12]*[.B37]" office:value-type="float" office:value="1638.3">
            <text:p>1638.300</text:p>
          </table:table-cell>
          <table:table-cell table:number-columns-repeated="1013"/>
        </table:table-row>
        <table:table-row table:style-name="ro3">
          <table:table-cell/>
          <table:table-cell table:style-name="ce16" table:number-columns-repeated="8"/>
          <table:table-cell table:style-name="ce16">
            <draw:frame table:end-cell-address="Tabelle1.J40" table:end-x="1.2768in" table:end-y="0.0362in" draw:z-index="7" draw:style-name="gr1" svg:width="1.2567in" svg:height="0.2122in" svg:x="0.0201in" svg:y="0.16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8">
          <table:table-cell/>
          <table:table-cell table:style-name="ce17" office:value-type="string">
            <text:p>Aufgabe 4</text:p>
          </table:table-cell>
          <table:table-cell table:style-name="ce20" office:value-type="string">
            <text:p>Gitter G1</text:p>
          </table:table-cell>
          <table:table-cell table:style-name="ce27"/>
          <table:table-cell table:style-name="ce32" table:number-columns-repeated="4"/>
          <table:table-cell table:style-name="ce31" office:value-type="string">
            <text:p>sin(<text:span text:style-name="T1">α)</text:span></text:p>
          </table:table-cell>
          <table:table-cell table:style-name="ce32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3" office:value-type="string">
            <text:p>Farbe</text:p>
          </table:table-cell>
          <table:table-cell table:style-name="ce13" office:value-type="string">
            <text:p>d1/cm</text:p>
          </table:table-cell>
          <table:table-cell table:style-name="ce13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3"/>
          <table:table-cell table:style-name="ce35" office:value-type="string">
            <text:p>α</text:p>
          </table:table-cell>
          <table:table-cell table:style-name="ce33" office:value-type="string">
            <text:p>Sα</text:p>
          </table:table-cell>
          <table:table-cell table:style-name="ce33" table:number-columns-repeated="2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8" office:value-type="string">
            <text:p>Unbekannt 1</text:p>
            <draw:frame table:end-cell-address="Tabelle1.B42" table:end-x="0.9689in" table:end-y="0.0524in" draw:z-index="2" draw:style-name="gr1" svg:width="0.0791in" svg:height="0.1799in" svg:x="0.8898in" svg:y="0.0406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8" office:value-type="float" office:value="18.75">
            <text:p>18.750</text:p>
          </table:table-cell>
          <table:table-cell table:style-name="ce18" office:value-type="float" office:value="18.7">
            <text:p>18.700</text:p>
          </table:table-cell>
          <table:table-cell table:style-name="ce14" table:formula="of:=[.C41]+[.D41]" office:value-type="float" office:value="37.45">
            <text:p>37.45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41]/[.$C$4])" office:value-type="float" office:value="0.627816120677662">
            <text:p>0.628</text:p>
          </table:table-cell>
          <table:table-cell table:style-name="ce14" table:formula="of:=SQRT([.F41]^2/([.$C$4]^2)+[.$C$6]^2*[.F41]^2/[.$C$4]^4)" office:value-type="float" office:value="0.00274085262465389">
            <text:p>0.003</text:p>
          </table:table-cell>
          <table:table-cell table:style-name="ce14" table:formula="of:=SIN([.G41])" office:value-type="float" office:value="0.587378719865673">
            <text:p>0.587</text:p>
          </table:table-cell>
          <table:table-cell table:style-name="ce14" table:formula="of:=[.H41]*COS([.G41])" office:value-type="float" office:value="0.00221820547156473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9" office:value-type="string">
            <text:p>Unbekannt 2</text:p>
          </table:table-cell>
          <table:table-cell table:style-name="ce14" office:value-type="float" office:value="23.4">
            <text:p>23.400</text:p>
          </table:table-cell>
          <table:table-cell table:style-name="ce14" office:value-type="float" office:value="23.35">
            <text:p>23.350</text:p>
          </table:table-cell>
          <table:table-cell table:style-name="ce14" table:formula="of:=[.C42]+[.D42]" office:value-type="float" office:value="46.75">
            <text:p>46.75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42]/[.$C$4])" office:value-type="float" office:value="0.73612440382383">
            <text:p>0.736</text:p>
          </table:table-cell>
          <table:table-cell table:style-name="ce14" table:formula="of:=SQRT([.F42]^2/([.$C$4]^2)+[.$C$6]^2*[.F42]^2/[.$C$4]^4)" office:value-type="float" office:value="0.00274085262465389">
            <text:p>0.003</text:p>
          </table:table-cell>
          <table:table-cell table:style-name="ce14" table:formula="of:=SIN([.G42])" office:value-type="float" office:value="0.671420848891656">
            <text:p>0.671</text:p>
          </table:table-cell>
          <table:table-cell table:style-name="ce14" table:formula="of:=[.H42]*COS([.G42])" office:value-type="float" office:value="0.00203118085026937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Unbekannt 3</text:p>
          </table:table-cell>
          <table:table-cell table:number-columns-repeated="2" table:style-name="ce14" office:value-type="float" office:value="23.65">
            <text:p>23.650</text:p>
          </table:table-cell>
          <table:table-cell table:style-name="ce14" table:formula="of:=[.C43]+[.D43]" office:value-type="float" office:value="47.3">
            <text:p>47.30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4" table:formula="of:=ATAN([.E43]/[.$C$4])" office:value-type="float" office:value="0.741947268005917">
            <text:p>0.742</text:p>
          </table:table-cell>
          <table:table-cell table:style-name="ce14" table:formula="of:=SQRT([.F43]^2/([.$C$4]^2)+[.$C$6]^2*[.F43]^2/[.$C$4]^4)" office:value-type="float" office:value="0.00274085262465389">
            <text:p>0.003</text:p>
          </table:table-cell>
          <table:table-cell table:style-name="ce14" table:formula="of:=SIN([.G43])" office:value-type="float" office:value="0.675724628517346">
            <text:p>0.676</text:p>
          </table:table-cell>
          <table:table-cell table:style-name="ce14" table:formula="of:=[.H43]*COS([.G43])" office:value-type="float" office:value="0.00202043085994368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5" office:value-type="string">
            <text:p>Unbekannt 4</text:p>
          </table:table-cell>
          <table:table-cell table:number-columns-repeated="2" table:style-name="ce15" office:value-type="float" office:value="25.9">
            <text:p>25.900</text:p>
          </table:table-cell>
          <table:table-cell table:style-name="ce15" table:formula="of:=[.C44]+[.D44]" office:value-type="float" office:value="51.8">
            <text:p>51.800</text:p>
          </table:table-cell>
          <table:table-cell table:style-name="ce14" table:formula="of:=[.$C$7]*SQRT(2)*2" office:value-type="float" office:value="0.14142135623731">
            <text:p>0.141</text:p>
          </table:table-cell>
          <table:table-cell table:style-name="ce15" table:formula="of:=ATAN([.E44]/[.$C$4])" office:value-type="float" office:value="0.787332396962077">
            <text:p>0.787</text:p>
          </table:table-cell>
          <table:table-cell table:style-name="ce15" table:formula="of:=SQRT([.F44]^2/([.$C$4]^2)+[.$C$6]^2*[.F44]^2/[.$C$4]^4)" office:value-type="float" office:value="0.00274085262465389">
            <text:p>0.003</text:p>
          </table:table-cell>
          <table:table-cell table:style-name="ce15" table:formula="of:=SIN([.G44])" office:value-type="float" office:value="0.708473167269107">
            <text:p>0.708</text:p>
          </table:table-cell>
          <table:table-cell table:style-name="ce15" table:formula="of:=[.H44]*COS([.G44])" office:value-type="float" office:value="0.00193432316340404">
            <text:p>0.002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6" table:number-columns-repeated="10"/>
          <table:table-cell table:number-columns-repeated="1013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6" number:min-integer-digits="1" number:grouping="true"/>
    </number:number-style>
    <number:number-style style:name="N12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4T20:48:23</meta:creation-date>
    <meta:editing-duration>P0D</meta:editing-duration>
    <meta:editing-cycles>3</meta:editing-cycles>
    <meta:generator>LibreOffice/3.5$Linux_X86_64 LibreOffice_project/350m1$Build-2</meta:generator>
    <dc:date>2013-03-05T15:24:13</dc:date>
    <meta:print-date>2013-03-05T15:16:20</meta:print-date>
    <meta:document-statistic meta:table-count="3" meta:cell-count="236" meta:object-count="8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i mathvariant="italic">Sα</mi>
      <mi mathvariant="normal">=</mi>
      <msqrt>
        <mrow>
          <mfrac>
            <msup>
              <mi mathvariant="italic">Sd</mi>
              <mn>2</mn>
            </msup>
            <mrow>
              <msup>
                <mi>x</mi>
                <mn>2</mn>
              </msup>
              <msup>
                <mrow>
                  <mo stretchy="false">(</mo>
                  <mrow>
                    <mn>1</mn>
                    <mo stretchy="false">+</mo>
                    <mfrac>
                      <msup>
                        <mi>d</mi>
                        <mn>2</mn>
                      </msup>
                      <msup>
                        <mi>x</mi>
                        <mn>2</mn>
                      </msup>
                    </mfrac>
                  </mrow>
                  <mo stretchy="false">)</mo>
                </mrow>
                <mn>2</mn>
              </msup>
            </mrow>
          </mfrac>
          <mo stretchy="false">+</mo>
          <mfrac>
            <mrow>
              <msup>
                <mi mathvariant="italic">Sx</mi>
                <mn>2</mn>
              </msup>
              <mi mathvariant="normal">⋅</mi>
              <msup>
                <mi>d</mi>
                <mn>2</mn>
              </msup>
            </mrow>
            <mrow>
              <msup>
                <mi>y</mi>
                <mn>4</mn>
              </msup>
              <msup>
                <mrow>
                  <mo stretchy="false">(</mo>
                  <mrow>
                    <mn>1</mn>
                    <mo stretchy="false">+</mo>
                    <mfrac>
                      <msup>
                        <mi>d</mi>
                        <mn>2</mn>
                      </msup>
                      <msup>
                        <mi>x</mi>
                        <mn>2</mn>
                      </msup>
                    </mfrac>
                  </mrow>
                  <mo stretchy="false">)</mo>
                </mrow>
                <mn>2</mn>
              </msup>
            </mrow>
          </mfrac>
        </mrow>
      </msqrt>
    </mrow>
    <annotation encoding="StarMath 5.0">Sα = sqrt{{Sd^2} over {x^2(1+{d^2} over {x^2})^2} +{Sx^2 cdot  d^2} over {y^4(1+{d^2} over {x^2})^2}} </annotation>
  </semantics>
</math>
</file>

<file path=Object 5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

<file path=Object 6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

<file path=Object 7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

<file path=Object 8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